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2cm" fo:min-width="3.922cm"/>
    </style:style>
    <style:style style:name="gr2" style:family="graphic" style:parent-style-name="standard">
      <style:graphic-properties draw:fill-color="#00ff66" draw:textarea-horizontal-align="justify" draw:textarea-vertical-align="middle" draw:auto-grow-height="false" fo:min-height="6.25cm" fo:min-width="9.4cm"/>
    </style:style>
    <style:style style:name="gr3" style:family="graphic" style:parent-style-name="standard">
      <style:graphic-properties draw:textarea-horizontal-align="justify" draw:textarea-vertical-align="middle" draw:auto-grow-height="false" fo:min-height="0.472cm" fo:min-width="5.917cm"/>
    </style:style>
    <style:style style:name="gr4" style:family="graphic" style:parent-style-name="standard">
      <style:graphic-properties draw:textarea-horizontal-align="justify" draw:textarea-vertical-align="middle" draw:auto-grow-height="false" fo:min-height="1.063cm" fo:min-width="2.101cm"/>
    </style:style>
    <style:style style:name="gr5" style:family="graphic" style:parent-style-name="standard">
      <style:graphic-properties draw:textarea-horizontal-align="justify" draw:textarea-vertical-align="middle" draw:auto-grow-height="false" fo:min-height="0.472cm" fo:min-width="2.0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-color="#00ff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0.8cm" svg:x="2.7cm" svg:y="2.1cm">
          <text:p text:style-name="P1"><text:span text:style-name="T1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0.8cm" svg:x="2.701cm" svg:y="3.801cm">
          <text:p text:style-name="P1"><text:span text:style-name="T1">Open System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0.8cm" svg:x="2.7cm" svg:y="5.9cm">
          <text:p text:style-name="P1"><text:span text:style-name="T1">Lookup I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0.8cm" svg:x="2.7cm" svg:y="13.3cm">
          <text:p text:style-name="P1"><text:span text:style-name="T1">Access I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0.8cm" svg:x="2.6cm" svg:y="7.8cm">
          <text:p text:style-name="P1"><text:span text:style-name="T1">Error 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0.8cm" svg:x="2.7cm" svg:y="9.6cm">
          <text:p text:style-name="P1"><text:span text:style-name="T1">DAC Che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5cm" svg:height="0.8cm" svg:x="2.705cm" svg:y="11.605cm">
          <text:p text:style-name="P1"><text:span text:style-name="T1">LSM Hoo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9cm" svg:height="6.5cm" svg:x="9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495cm" svg:height="0.8cm" svg:x="12.305cm" svg:y="9.805cm">
          <text:p text:style-name="P1"><text:span text:style-name="T1">SELinux Abstraction and Hook Log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6.495cm" svg:height="0.8cm" svg:x="12.305cm" svg:y="8.606cm">
          <text:p text:style-name="P1"><text:span text:style-name="T1">Security Policy Enforcemen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6.495cm" svg:height="0.8cm" svg:x="12.305cm" svg:y="7.307cm">
          <text:p text:style-name="P1"><text:span text:style-name="T1">Access Vector Cache(AV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2.6cm" svg:height="2.1cm" svg:x="14cm" svg:y="4.6cm">
          <text:p text:style-name="P3"><text:span text:style-name="T1">System Security </text:span></text:p>
          <text:p text:style-name="P3"><text:span text:style-name="T1">Policy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2.6cm" svg:height="0.8cm" svg:x="9.2cm" svg:y="5.4cm">
          <text:p text:style-name="P1"><text:span text:style-name="T1">SELinux 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9cm" svg:y1="2.9cm" svg:x2="4.9cm" svg:y2="3.8cm">
          <text:p/>
        </draw:line>
        <draw:line draw:style-name="gr6" draw:text-style-name="P4" draw:layer="layout" svg:x1="4.8cm" svg:y1="4.7cm" svg:x2="4.8cm" svg:y2="5.8cm">
          <text:p/>
        </draw:line>
        <draw:line draw:style-name="gr6" draw:text-style-name="P4" draw:layer="layout" svg:x1="4.8cm" svg:y1="6.8cm" svg:x2="4.8cm" svg:y2="7.9cm">
          <text:p/>
        </draw:line>
        <draw:line draw:style-name="gr6" draw:text-style-name="P4" draw:layer="layout" svg:x1="4.9cm" svg:y1="8.6cm" svg:x2="4.9cm" svg:y2="9.7cm">
          <text:p/>
        </draw:line>
        <draw:line draw:style-name="gr6" draw:text-style-name="P4" draw:layer="layout" svg:x1="4.9cm" svg:y1="10.5cm" svg:x2="4.9cm" svg:y2="11.6cm">
          <text:p/>
        </draw:line>
        <draw:line draw:style-name="gr6" draw:text-style-name="P4" draw:layer="layout" svg:x1="5cm" svg:y1="12.5cm" svg:x2="5cm" svg:y2="13.2cm">
          <text:p/>
        </draw:line>
        <draw:connector draw:style-name="gr7" draw:text-style-name="P4" draw:layer="layout" draw:type="curve" svg:x1="7.205cm" svg:y1="12.005cm" svg:x2="12.305cm" svg:y2="10.205cm" draw:start-shape="id1" draw:start-glue-point="1" draw:end-shape="id2" draw:end-glue-point="3" svg:d="M7205 12005c3825 0 1275-1800 5100-1800" svg:viewBox="0 0 5101 1801">
          <text:p/>
        </draw:connector>
        <draw:connector draw:style-name="gr7" draw:text-style-name="P4" draw:layer="layout" draw:type="curve" svg:x1="15.552cm" svg:y1="9.805cm" svg:x2="15.552cm" svg:y2="9.406cm" draw:start-shape="id2" draw:start-glue-point="0" draw:end-shape="id3" draw:end-glue-point="2" svg:d="M15552 9805v-399" svg:viewBox="0 0 1 400">
          <text:p/>
        </draw:connector>
        <draw:connector draw:style-name="gr7" draw:text-style-name="P4" draw:layer="layout" draw:type="curve" svg:x1="15.552cm" svg:y1="8.606cm" svg:x2="15.552cm" svg:y2="8.107cm" draw:start-shape="id3" draw:start-glue-point="0" draw:end-shape="id4" draw:end-glue-point="2" svg:d="M15552 8606v-499" svg:viewBox="0 0 1 500">
          <text:p/>
        </draw:connector>
        <draw:connector draw:style-name="gr7" draw:text-style-name="P4" draw:layer="layout" draw:type="curve" draw:line-skew="2.786cm" svg:x1="15.552cm" svg:y1="7.307cm" svg:x2="16.6cm" svg:y2="5.65cm" draw:start-shape="id4" draw:start-glue-point="0" draw:end-shape="id5" draw:end-glue-point="8" svg:d="M15552 7307c0-633 1875-527 3150-783s1949-874-2102-874" svg:viewBox="0 0 4134 1658">
          <text:p/>
        </draw:connector>
        <draw:line draw:style-name="gr8" draw:text-style-name="P4" draw:layer="layout" svg:x1="1.4cm" svg:y1="3.2cm" svg:x2="19.9cm" svg:y2="3.2cm">
          <text:p/>
        </draw:line>
        <draw:frame draw:style-name="gr9" draw:text-style-name="P5" draw:layer="layout" svg:width="4.5cm" svg:height="0.962cm" svg:x="9.9cm" svg:y="1.9cm">
          <draw:text-box>
            <text:p>User Space</text:p>
          </draw:text-box>
        </draw:frame>
        <draw:frame draw:style-name="gr9" draw:text-style-name="P5" draw:layer="layout" svg:width="4.5cm" svg:height="0.962cm" svg:x="9.9cm" svg:y="3.4cm">
          <draw:text-box>
            <text:p>Kernel Sp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9:33:32.897071472</meta:creation-date>
    <meta:generator>LibreOffice/5.1.6.2$Linux_X86_64 LibreOffice_project/10m0$Build-2</meta:generator>
    <dc:date>2018-11-14T19:44:31.844340474</dc:date>
    <meta:editing-duration>PT10M55S</meta:editing-duration>
    <meta:editing-cycles>12</meta:editing-cycles>
    <meta:document-statistic meta:object-count="26"/>
  </office:meta>
</office:document-meta>
</file>